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ArialMT" svg:font-family="ArialMT"/>
    <style:font-face style:name="Times New Roman" svg:font-family="&quot;Times New Roman&quot;"/>
    <style:font-face style:name="Calibri1" svg:font-family="Calibri1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DDDDDD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EEEEEE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DDDDDD" style:repeat-content="fals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DDDDDD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30">
      <style:table-cell-properties fo:border="thin solid #000000" style:vertical-align="middle" fo:wrap-option="wrap" fo:background-color="#D9D9D9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DDDDDD" style:repeat-content="fals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1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1" style:font-name-asian="Calibri1" style:font-name-complex="Calibri1"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16" style:family="table-cell" style:parent-style-name="Default" style:data-style-name="N0">
      <style:table-cell-properties style:vertical-align="automatic" fo:wrap-option="wrap"/>
    </style:style>
    <style:style style:name="ce17" style:family="table-cell" style:parent-style-name="Default" style:data-style-name="N0">
      <style:table-cell-properties style:cell-protect="hidden-and-protected"/>
    </style:style>
    <style:style style:name="ce18" style:family="table-cell" style:parent-style-name="Default" style:data-style-name="N30">
      <style:table-cell-properties fo:border="thin solid #000000" style:vertical-align="middle" fo:wrap-option="wrap" fo:background-color="#DDDDDD" style:repeat-content="false"/>
      <style:paragraph-properties fo:text-align="center"/>
      <style:text-properties fo:font-size="6pt" style:font-size-asian="6pt" style:font-size-complex="6pt" fo:font-weight="bold" style:font-weight-asian="bold" style:font-weight-complex="bold"/>
    </style:style>
    <style:style style:name="ce19" style:family="table-cell" style:parent-style-name="Default" style:data-style-name="N30">
      <style:table-cell-properties fo:border="thin solid #000000" style:vertical-align="middle" fo:wrap-option="wrap" fo:background-color="#DDDDDD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DDDDDD" style:repeat-content="false"/>
      <style:paragraph-properties fo:text-align="center"/>
      <style:text-properties fo:font-size="7pt" style:font-size-asian="7pt" style:font-size-complex="7pt"/>
    </style:style>
    <style:style style:name="ce23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  <style:text-properties fo:font-size="7pt" style:font-size-asian="7pt" style:font-size-complex="7pt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DDDDDD" style:repeat-content="false"/>
      <style:paragraph-properties fo:text-align="center"/>
      <style:text-properties style:font-name="Times New Roman" style:font-name-asian="Times New Roman" style:font-name-complex="Times New Roman" fo:font-size="7pt" style:font-size-asian="7pt" style:font-size-complex="7pt" style:font-family-generic="roman"/>
    </style:style>
    <style:style style:name="ce25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fo:font-size="8pt" style:font-size-asian="8pt" style:font-size-complex="8pt" style:font-family-generic="swiss"/>
    </style:style>
    <style:style style:name="ce26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fo:font-size="8pt" style:font-size-asian="8pt" style:font-size-complex="8pt" style:font-family-generic="swiss"/>
    </style:style>
    <style:style style:name="ce2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8pt" style:font-size-asian="8pt" style:font-size-complex="8pt" style:font-family-generic="swiss"/>
    </style:style>
    <style:style style:name="ce28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fo:font-size="8pt" style:font-size-asian="8pt" style:font-size-complex="8pt" style:font-family-generic="swiss"/>
    </style:style>
    <style:style style:name="ce29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 fo:font-size="8pt" style:font-size-asian="8pt" style:font-size-complex="8pt"/>
    </style:style>
    <style:style style:name="ce30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6pt" style:font-size-asian="6pt" style:font-size-complex="6pt"/>
    </style:style>
    <style:style style:name="ce31" style:family="table-cell" style:parent-style-name="Default" style:data-style-name="N0">
      <style:text-properties style:font-name="Liberation Serif" style:font-name-asian="Liberation Serif" style:font-name-complex="Liberation Serif" fo:font-size="6pt" style:font-size-asian="6pt" style:font-size-complex="6pt"/>
    </style:style>
    <style:style style:name="ce32" style:family="table-cell" style:parent-style-name="Default" style:data-style-name="N0">
      <style:text-properties fo:font-size="5pt" style:font-size-asian="5pt" style:font-size-complex="5pt"/>
    </style:style>
    <style:style style:name="ce33" style:family="table-cell" style:parent-style-name="Default" style:data-style-name="N0">
      <style:text-properties fo:font-size="6pt" style:font-size-asian="6pt" style:font-size-complex="6pt"/>
    </style:style>
    <style:style style:name="ce34" style:family="table-cell" style:parent-style-name="Default" style:data-style-name="N30">
      <style:table-cell-properties fo:border="thin solid #000000" style:vertical-align="middle" fo:wrap-option="wrap" fo:background-color="#D9D9D9" style:repeat-content="false"/>
      <style:paragraph-properties fo:text-align="center"/>
      <style:text-properties fo:color="#231F2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justify"/>
      <style:text-properties style:font-name="Times New Roman" style:font-name-asian="Times New Roman" style:font-name-complex="Times New Roman" fo:font-size="8pt" style:font-size-asian="8pt" style:font-size-complex="8pt" fo:font-style="italic" style:font-style-asian="italic" style:font-style-complex="italic" style:font-family-generic="roman"/>
    </style:style>
    <style:style style:name="ce37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38" style:family="table-cell" style:parent-style-name="Default" style:data-style-name="N30">
      <style:table-cell-properties style:vertical-align="middle" style:repeat-content="false"/>
      <style:paragraph-properties fo:text-align="start" fo:margin-left="0cm"/>
      <style:text-properties fo:font-size="9pt" style:font-size-asian="9pt" style:font-size-complex="9pt" style:font-family-generic="swiss"/>
    </style:style>
    <style:style style:name="ce3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41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  <style:text-properties fo:font-size="7pt" style:font-size-asian="7pt" style:font-size-complex="7pt"/>
    </style:style>
    <style:style style:name="ce42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1" style:font-name-asian="Calibri1" style:font-name-complex="Calibri1" fo:font-size="8pt" style:font-size-asian="8pt" style:font-size-complex="8pt"/>
    </style:style>
    <style:style style:name="ce43" style:family="table-cell" style:parent-style-name="Default" style:data-style-name="N30">
      <style:table-cell-properties fo:border="thin solid #000000" style:vertical-align="middle" fo:wrap-option="wrap" fo:background-color="#FFFF00" style:repeat-content="false"/>
      <style:paragraph-properties fo:text-align="center"/>
      <style:text-properties fo:font-size="7pt" style:font-size-asian="7pt" style:font-size-complex="7pt" style:font-family-generic="swiss"/>
    </style:style>
    <style:style style:name="ce44" style:family="table-cell" style:parent-style-name="Default" style:data-style-name="N37">
      <style:table-cell-properties fo:border="thin solid #000000" style:vertical-align="middle" fo:background-color="#FFFF00" style:repeat-content="false"/>
      <style:paragraph-properties fo:text-align="center"/>
      <style:text-properties style:font-name="Calibri1" style:font-name-asian="Calibri1" style:font-name-complex="Calibri1" fo:font-size="8pt" style:font-size-asian="8pt" style:font-size-complex="8pt"/>
    </style:style>
    <style:style style:name="ce45" style:family="table-cell" style:parent-style-name="Default" style:data-style-name="N30">
      <style:table-cell-properties fo:border="thin solid #000000" style:vertical-align="middle" fo:wrap-option="wrap" fo:background-color="#DDDDDD" style:repeat-content="false"/>
      <style:paragraph-properties fo:text-align="center"/>
      <style:text-properties fo:font-size="7pt" style:font-size-asian="7pt" style:font-size-complex="7pt" style:font-family-generic="swiss"/>
    </style:style>
    <style:style style:name="ce46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  <style:text-properties style:font-name="Calibri1" style:font-name-asian="Calibri1" style:font-name-complex="Calibri1" fo:font-size="8pt" style:font-size-asian="8pt" style:font-size-complex="8pt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#FFFFA6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48" style:family="table-cell" style:parent-style-name="Default" style:data-style-name="N0">
      <style:table-cell-properties fo:border="thin solid #000000" style:vertical-align="middle" fo:background-color="#FFFFA6" style:repeat-content="false"/>
      <style:paragraph-properties fo:text-align="center"/>
      <style:text-properties style:font-name="Calibri1" style:font-name-asian="Calibri1" style:font-name-complex="Calibri1" fo:font-size="8pt" style:font-size-asian="8pt" style:font-size-complex="8pt"/>
    </style:style>
    <style:style style:name="ce49" style:family="table-cell" style:parent-style-name="Default" style:data-style-name="N0">
      <style:table-cell-properties fo:border="thin solid #000000" style:vertical-align="middle" fo:wrap-option="wrap" fo:background-color="#FFFFA6" style:repeat-content="false"/>
      <style:paragraph-properties fo:text-align="center"/>
      <style:text-properties style:font-name="Times New Roman" style:font-name-asian="Times New Roman" style:font-name-complex="Times New Roman" fo:font-size="6pt" style:font-size-asian="6pt" style:font-size-complex="6pt" style:font-family-generic="roman"/>
    </style:style>
    <style:style style:name="ce50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start" fo:margin-left="0.353cm"/>
      <style:text-properties style:font-name="Calibri1" style:font-name-asian="Calibri1" style:font-name-complex="Calibri1" fo:font-size="8pt" style:font-size-asian="8pt" style:font-size-complex="8pt"/>
    </style:style>
    <style:style style:name="ce51" style:family="table-cell" style:parent-style-name="Default" style:data-style-name="N0">
      <style:table-cell-properties fo:border="thin solid #000000" style:vertical-align="automatic" fo:background-color="transparen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231F2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231F20" style:text-line-through-style="none" style:font-name="ArialMT" style:font-name-asian="ArialMT" style:font-name-complex="ArialMT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6" style:family="text" style:parent-style-name="Default">
      <style:text-properties fo:color="#231F2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231F20" style:text-line-through-style="none" style:font-name="ArialMT" style:font-name-asian="ArialMT" style:font-name-complex="ArialM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9" style:family="text" style:parent-style-name="Default">
      <style:text-properties fo:color="#C9211E" style:text-line-through-style="none" style:font-name="Times New Roman" style:font-name-asian="Times New Roman" style:font-name-complex="Times New Roman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0" style:family="text" style:parent-style-name="Default">
      <style:text-properties fo:color="#C9211E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000000" style:text-line-through-style="none" style:font-name="Times New Roman" style:font-name-asian="Times New Roman" style:font-name-complex="Times New Roman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2" style:family="text" style:parent-style-name="Default">
      <style:text-properties fo:color="#C9211E" style:text-line-through-style="none" style:font-name="Times New Roman" style:font-name-asian="Times New Roman" style:font-name-complex="Times New Roman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3" style:family="text" style:parent-style-name="Default">
      <style:text-properties fo:color="#C9211E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4" style:family="text" style:parent-style-name="Default">
      <style:text-properties fo:color="#C9211E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5.000625cm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10.00125cm"/>
    </style:style>
    <style:style style:name="co4" style:family="table-column">
      <style:table-column-properties fo:break-before="auto" style:column-width="2.989791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87854166666667cm"/>
    </style:style>
    <style:style style:name="co7" style:family="table-column">
      <style:table-column-properties fo:break-before="auto" style:column-width="4.39208333333333cm"/>
    </style:style>
    <style:style style:name="co8" style:family="table-column">
      <style:table-column-properties fo:break-before="auto" style:column-width="3.99520833333333cm"/>
    </style:style>
    <style:style style:name="co9" style:family="table-column">
      <style:table-column-properties fo:break-before="auto" style:column-width="2.40770833333333cm"/>
    </style:style>
    <style:style style:name="co10" style:family="table-column">
      <style:table-column-properties fo:break-before="auto" style:column-width="2.48708333333333cm"/>
    </style:style>
    <style:style style:name="co11" style:family="table-column">
      <style:table-column-properties fo:break-before="auto" style:column-width="1.77270833333333cm"/>
    </style:style>
    <style:style style:name="co12" style:family="table-column">
      <style:table-column-properties fo:break-before="auto" style:column-width="1.93145833333333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2.354791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31.15pt" style:use-optimal-row-height="false" fo:break-before="auto"/>
    </style:style>
    <style:style style:name="ro4" style:family="table-row">
      <style:table-row-properties style:row-height="51pt" style:use-optimal-row-height="false" fo:break-before="auto"/>
    </style:style>
    <style:style style:name="ro5" style:family="table-row">
      <style:table-row-properties style:row-height="47.45pt" style:use-optimal-row-height="false" fo:break-before="auto"/>
    </style:style>
    <style:style style:name="ro6" style:family="table-row">
      <style:table-row-properties style:row-height="7.5pt" style:use-optimal-row-height="false" fo:break-before="auto"/>
    </style:style>
    <style:style style:name="ro7" style:family="table-row">
      <style:table-row-properties style:row-height="13.5pt" style:use-optimal-row-height="true" fo:break-before="auto"/>
    </style:style>
    <style:style style:name="ro8" style:family="table-row">
      <style:table-row-properties style:row-height="14.1pt" style:use-optimal-row-height="false" fo:break-before="auto"/>
    </style:style>
    <style:style style:name="ro9" style:family="table-row">
      <style:table-row-properties style:row-height="42.4pt" style:use-optimal-row-height="false" fo:break-before="auto"/>
    </style:style>
    <style:style style:name="ro10" style:family="table-row">
      <style:table-row-properties style:row-height="49.7pt" style:use-optimal-row-height="false" fo:break-before="auto"/>
    </style:style>
    <style:style style:name="ro11" style:family="table-row">
      <style:table-row-properties style:row-height="82.7pt" style:use-optimal-row-height="false" fo:break-before="auto"/>
    </style:style>
    <style:style style:name="ro12" style:family="table-row">
      <style:table-row-properties style:row-height="25.5pt" style:use-optimal-row-height="false" fo:break-before="auto"/>
    </style:style>
    <style:style style:name="ro13" style:family="table-row">
      <style:table-row-properties style:row-height="19.9pt" style:use-optimal-row-height="false" fo:break-before="auto"/>
    </style:style>
    <style:style style:name="ro14" style:family="table-row">
      <style:table-row-properties style:row-height="45.4pt" style:use-optimal-row-height="false" fo:break-before="auto"/>
    </style:style>
    <style:style style:name="ro15" style:family="table-row">
      <style:table-row-properties style:row-height="17.45pt" style:use-optimal-row-height="false" fo:break-before="auto"/>
    </style:style>
    <style:style style:name="ro16" style:family="table-row">
      <style:table-row-properties style:row-height="16.9pt" style:use-optimal-row-height="false" fo:break-before="auto"/>
    </style:style>
    <style:style style:name="ro17" style:family="table-row">
      <style:table-row-properties style:row-height="19.15pt" style:use-optimal-row-height="false" fo:break-before="auto"/>
    </style:style>
    <style:style style:name="ro18" style:family="table-row">
      <style:table-row-properties style:row-height="22.7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content-validations>
        <table:content-validation table:name="val1">
          <table:help-message/>
          <table:error-message table:display="true"/>
        </table:content-validation>
        <table:content-validation table:name="val2">
          <table:help-message/>
          <table:error-message table:display="true"/>
        </table:content-validation>
        <table:content-validation table:name="val3">
          <table:help-message/>
          <table:error-message table:display="true"/>
        </table:content-validation>
        <table:content-validation table:name="val4" table:condition="of:cell-content-is-in-list(&quot;SI&quot;;&quot;NO&quot;)">
          <table:help-message/>
          <table:error-message table:display="true"/>
        </table:content-validation>
        <table:content-validation table:name="val5" table:condition="of:cell-content-is-in-list(&quot;01&quot;;&quot;02&quot;;&quot;03&quot;;&quot;04&quot;;&quot;05&quot;;&quot;06&quot;;&quot;07&quot;;&quot;08&quot;;&quot;0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)">
          <table:help-message/>
          <table:error-message table:display="true"/>
        </table:content-validation>
        <table:content-validation table:name="val6" table:condition="of:cell-content-is-in-list(INDIRECT(COM.MICROSOFT.CONCAT(&quot;'GRUPO F.P. DUAL'.A11:A&quot;;COUNTA(INDIRECT(&quot;'GRUPO F.P. DUAL'.A:A&quot;))+7)))" table:base-cell-address="ANEXO_III_-_HOJA_1.B7" table:allow-empty-cell="false">
          <table:help-message/>
          <table:error-message table:display="true"/>
        </table:content-validation>
        <table:content-validation table:name="val7" table:condition="of:cell-content-is-in-list(INDIRECT(COM.MICROSOFT.CONCAT(&quot;'EMPRESAS F.P. DUAL'.A8:A&quot;;COUNTA(INDIRECT(&quot;'EMPRESAS F.P. DUAL'.A:A&quot;))+4)))" table:base-cell-address="ANEXO_III_-_HOJA_1.B8" table:allow-empty-cell="false">
          <table:help-message/>
          <table:error-message table:display="true"/>
        </table:content-validation>
        <table:content-validation table:name="val8" table:condition="of:cell-content-is-in-list(&quot;01&quot;;&quot;02&quot;;&quot;03&quot;;&quot;04&quot;;&quot;05&quot;;&quot;06&quot;;&quot;07&quot;;&quot;08&quot;;&quot;09&quot;;&quot;10&quot;;&quot;11&quot;;&quot;12&quot;)">
          <table:help-message/>
          <table:error-message table:display="true"/>
        </table:content-validation>
        <table:content-validation table:name="val9" table:condition="of:cell-content-is-in-list(&quot;2023&quot;;&quot;2024&quot;)">
          <table:help-message/>
          <table:error-message table:display="true"/>
        </table:content-validation>
      </table:content-validations>
      <table:table table:name="GRUPO_F_P__DUAL" table:style-name="ta1">
        <table:shapes>
          <draw:frame draw:z-index="1" draw:id="id0" draw:style-name="a0" draw:name="Imagen 3" svg:x="6.78937in" svg:y="0.25787in" svg:width="1.04134in" svg:height="0.50197in" style:rel-width="scale" style:rel-height="scale">
            <draw:image xlink:href="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2" draw:id="id1" draw:style-name="a1" draw:name="Imagen 1" svg:x="0.03937in" svg:y="0.17283in" svg:width="1.62165in" svg:height="0.37402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office:value-type="string" table:style-name="ce2">
            <text:p>Centro</text:p>
          </table:table-cell>
          <table:table-cell office:value-type="string" table:style-name="ce3">
            <text:p>CIFP CÉSAR MANRIQU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Estudios</text:p>
          </table:table-cell>
          <table:table-cell office:value-type="string" table:style-name="ce3">
            <text:p>INFORMÁTICA Y COMUNICACIONES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Grado</text:p>
          </table:table-cell>
          <table:table-cell office:value-type="string" table:style-name="ce3">
            <text:p>SUPERIOR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2">
            <text:p>Curso</text:p>
          </table:table-cell>
          <table:table-cell office:value-type="string" table:style-name="ce3">
            <text:p>1º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2">
            <text:p>Secretario/a</text:p>
          </table:table-cell>
          <table:table-cell office:value-type="string" table:style-name="ce3">
            <text:p>ARÁNZAZU GAVALA OYANGUREN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number-columns-spanned="4" table:number-rows-spanned="1" table:style-name="ce8">
            <text:p>ESTUDIANTES FORMACIÓN PROFESIONAL DUAL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office:value-type="string" table:number-columns-spanned="4" table:number-rows-spanned="1" table:style-name="ce9">
            <text:p><text:span text:style-name="T3">PROGRAMA REGIONAL FSE COMUNIDAD AUTÓNOMA DE CANARIAS 2021 2027</text:span><text:span text:style-name="T3"/></text:p>
            <text:p><text:span text:style-name="T4">ACTUACIÓN: IMPULSO A LA FORMACIÓN PROFESIONAL DUAL</text:span><text:span text:style-name="T4"/></text:p>
            <text:p><text:span text:style-name="T5">Becas para el alumnado de FP Dual durante el tiempo que realiza la formación en la empresa 2023-2024</text:span><text:span text:style-name="T5"/></text:p>
            <text:p><text:span text:style-name="T6">(Cofinanciadas por el Fondo Social Europeo Plus)</text:span></text:p>
          </table:table-cell>
          <table:covered-table-cell table:number-columns-repeated="3"/>
          <table:table-cell table:number-columns-repeated="16380"/>
        </table:table-row>
        <table:table-row table:style-name="ro5">
          <table:table-cell office:value-type="string" table:number-columns-spanned="3" table:number-rows-spanned="1" table:style-name="ce10">
            <text:p>NOMBRE Y APELLIDOS DEL ALUMNO/A</text:p>
          </table:table-cell>
          <table:covered-table-cell table:number-columns-repeated="2"/>
          <table:table-cell office:value-type="string" table:style-name="ce5">
            <text:p>DNI / NIE<text:s/><text:span text:style-name="T1">(NO PASAPORTES)</text:span>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11">
            <text:p>César Osvaldo Matelat Borneo</text:p>
          </table:table-cell>
          <table:covered-table-cell table:number-columns-repeated="2"/>
          <table:table-cell office:value-type="string" table:style-name="ce6">
            <text:p>42268151Q</text:p>
          </table:table-cell>
          <table:table-cell table:number-columns-repeated="16380"/>
        </table:table-row>
        <table:table-row table:style-name="ro1">
          <table:table-cell table:number-columns-spanned="3" table:number-rows-spanned="1" table:style-name="ce51"/>
          <table:covered-table-cell table:number-columns-repeated="2"/>
          <table:table-cell table:content-validation-name="val1" table:style-name="ce7"/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EMPRESAS_F_P__DUAL" table:style-name="ta1">
        <table:shapes>
          <draw:frame draw:z-index="1" draw:id="id2" draw:style-name="a2" draw:name="Imagen 3" svg:x="9.90551in" svg:y="0.03937in" svg:width="1.04134in" svg:height="0.50197in" style:rel-width="scale" style:rel-height="scale">
            <draw:image xlink:href="" xlink:type="simple" xlink:show="embed" xlink:actuate="onLoad"/>
            <svg:title/>
            <svg:desc/>
          </draw:frame>
        </table:shapes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5" table:number-columns-repeated="16379" table:default-cell-style-name="ce1"/>
        <table:table-row table:style-name="ro1">
          <table:table-cell table:style-name="ce1">
            <draw:frame draw:z-index="2" draw:id="id3" draw:style-name="a3" draw:name="Imagen 1_1" svg:x="0.15787in" svg:y="0.09921in" svg:width="1.62165in" svg:height="0.37402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style-name="ce1">
            <draw:frame draw:z-index="3" draw:id="id4" draw:style-name="a4" draw:name="Imagen 2_0" svg:x="0.57402in" svg:y="0.08937in" svg:width="1.60039in" svg:height="0.44055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6">
          <table:table-cell table:number-columns-repeated="16384" table:style-name="ce1"/>
        </table:table-row>
        <table:table-row table:style-name="ro3">
          <table:table-cell office:value-type="string" table:number-columns-spanned="5" table:number-rows-spanned="1" table:style-name="ce8">
            <text:p>EMPRESAS FORMACIÓN PROFESIONAL DUAL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office:value-type="string" table:number-columns-spanned="5" table:number-rows-spanned="1" table:style-name="ce9">
            <text:p><text:span text:style-name="T3">PROGRAMA REGIONAL FSE COMUNIDAD AUTÓNOMA DE CANARIAS 2021 2027</text:span><text:span text:style-name="T3"/></text:p>
            <text:p><text:span text:style-name="T4">ACTUACIÓN: IMPULSO A LA FORMACIÓN PROFESIONAL DUAL</text:span><text:span text:style-name="T4"/></text:p>
            <text:p><text:span text:style-name="T5">Becas para el alumnado de FP Dual durante el tiempo que realiza la formación en la empresa 2023-2024</text:span><text:span text:style-name="T5"/></text:p>
            <text:p><text:span text:style-name="T6">(Cofinanciadas por el Fondo Social Europeo Plus)</text:span></text:p>
          </table:table-cell>
          <table:covered-table-cell table:number-columns-repeated="4"/>
          <table:table-cell table:number-columns-repeated="16379"/>
        </table:table-row>
        <table:table-row table:style-name="ro5">
          <table:table-cell office:value-type="string" table:style-name="ce4">
            <text:p>NOMBRE EMPRESA</text:p>
          </table:table-cell>
          <table:table-cell office:value-type="string" table:style-name="ce5">
            <text:p>NIF/CIF</text:p>
          </table:table-cell>
          <table:table-cell office:value-type="string" table:style-name="ce5">
            <text:p>DIRECCIÓN</text:p>
          </table:table-cell>
          <table:table-cell office:value-type="string" table:style-name="ce5">
            <text:p>MUNICIPIO</text:p>
          </table:table-cell>
          <table:table-cell office:value-type="string" table:style-name="ce5">
            <text:p>TUTOR/A EMPRESA</text:p>
          </table:table-cell>
          <table:table-cell table:number-columns-repeated="16379"/>
        </table:table-row>
        <table:table-row table:style-name="ro7">
          <table:table-cell office:value-type="string" table:style-name="ce12">
            <text:p>LABERIT CANARIAS S.L.</text:p>
          </table:table-cell>
          <table:table-cell office:value-type="string" table:style-name="ce13">
            <text:p>B35307693</text:p>
          </table:table-cell>
          <table:table-cell office:value-type="string" table:style-name="ce14">
            <text:p>RAMBLA DE SANTA CRUZ, 143</text:p>
          </table:table-cell>
          <table:table-cell office:value-type="string" table:style-name="ce14">
            <text:p>SANTA CRUZ DE TENERIFE</text:p>
          </table:table-cell>
          <table:table-cell office:value-type="string" table:style-name="ce15">
            <text:p>RAMÓN CÁRDENES NAVARRO</text:p>
          </table:table-cell>
          <table:table-cell table:number-columns-repeated="16379"/>
        </table:table-row>
        <table:table-row table:style-name="ro1">
          <table:table-cell/>
          <table:table-cell table:content-validation-name="val2" table:style-name="ce1"/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  <table:table table:name="ANEXO_III_-_HOJA_1" table:style-name="ta1">
        <table:shapes>
          <draw:frame draw:z-index="1" draw:id="id5" draw:style-name="a5" draw:name="Imagen 1_0" svg:x="6.03937in" svg:y="0.07874in" svg:width="0.85118in" svg:height="0.41024in" style:rel-width="scale" style:rel-height="scale">
            <draw:image xlink:href="" xlink:type="simple" xlink:show="embed" xlink:actuate="onLoad"/>
            <svg:title/>
            <svg:desc/>
          </draw:frame>
        </table:shapes>
        <table:table-column table:style-name="co9" table:number-columns-repeated="4" table:default-cell-style-name="ce1"/>
        <table:table-column table:style-name="co9" table:default-cell-style-name="ce16"/>
        <table:table-column table:style-name="co2" table:default-cell-style-name="ce16"/>
        <table:table-column table:style-name="co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5" table:number-columns-repeated="16371" table:default-cell-style-name="ce1"/>
        <table:table-row table:style-name="ro8">
          <table:table-cell table:style-name="ce1">
            <draw:frame draw:z-index="2" draw:id="id6" draw:style-name="a6" draw:name="Imagen 1_2" svg:x="0.11811in" svg:y="0.09921in" svg:width="1.62165in" svg:height="0.37402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2" table:style-name="ce1"/>
          <table:table-cell table:style-name="ce1">
            <draw:frame draw:z-index="3" draw:id="id7" draw:style-name="a7" draw:name="Imagen 2_1" svg:x="0.26496in" svg:y="0.13898in" svg:width="1.33583in" svg:height="0.36772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2" table:style-name="ce16"/>
          <table:table-cell table:number-columns-repeated="3" table:style-name="ce1"/>
          <table:table-cell table:style-name="ce17"/>
          <table:table-cell table:number-columns-repeated="16374"/>
        </table:table-row>
        <table:table-row table:number-rows-repeated="2" table:style-name="ro8">
          <table:table-cell table:number-columns-repeated="4" table:style-name="ce1"/>
          <table:table-cell table:number-columns-repeated="2" table:style-name="ce16"/>
          <table:table-cell table:number-columns-repeated="16378" table:style-name="ce1"/>
        </table:table-row>
        <table:table-row table:style-name="ro9">
          <table:table-cell office:value-type="string" table:number-columns-spanned="8" table:number-rows-spanned="1" table:style-name="ce34">
            <text:p><text:span text:style-name="T2">ANEXO III: CERTIFICADO DE ASISTENCIA DURANTE LA ESTANCIA FORMATIVA EN LA EMPRESA U ORGANISMO EQUIPARADO (ENTIDAD COLABORADORA FP DUAL)</text:span></text:p>
          </table:table-cell>
          <table:covered-table-cell table:number-columns-repeated="7"/>
          <table:table-cell table:number-columns-repeated="16376" table:style-name="ce1"/>
        </table:table-row>
        <table:table-row table:style-name="ro10">
          <table:table-cell office:value-type="string" table:number-columns-spanned="8" table:number-rows-spanned="1" table:style-name="ce35">
            <text:p><text:span text:style-name="T3">PROGRAMA REGIONAL FSE COMUNIDAD AUTÓNOMA DE CANARIAS 2021 2027</text:span><text:span text:style-name="T3"/></text:p>
            <text:p><text:span text:style-name="T7">ACTUACIÓN: IMPULSO A LA FORMACIÓN PROFESIONAL DUAL</text:span><text:span text:style-name="T7"/></text:p>
            <text:p><text:span text:style-name="T8">Becas para el alumnado de FP Dual durante el tiempo que realiza la formación en la empresa 2023-2024</text:span><text:span text:style-name="T8"/></text:p>
            <text:p><text:span text:style-name="T6">(Cofinanciadas por el Fondo Social Europeo Plus)</text:span></text:p>
          </table:table-cell>
          <table:covered-table-cell table:number-columns-repeated="7"/>
          <table:table-cell table:number-columns-repeated="16376" table:style-name="ce1"/>
        </table:table-row>
        <table:table-row table:style-name="ro11">
          <table:table-cell office:value-type="string" table:number-columns-spanned="8" table:number-rows-spanned="1" table:style-name="ce36">
            <text:p>D./Dña. RAMÓN CÁRDENES NAVARRO, como tutor de la empresa u organismo equiparado, LABERIT CANARIAS S.L. con CIF/NIF B35307693 hace constar que el alumno-a César Osvaldo Matelat Borneo con DNI/NIE 42268151Q que realiza los estudios de 1º curso del ciclo formativo INFORMÁTICA Y COMUNICACIONES en modalidad dual de grado SUPERIOR en el centro educativo CIFP CÉSAR MANRIQUE , en el curso escolar 2023-2024, ha realizado su estancia formativa en esta empresa/organismo equiparado, con sede en la dirección RAMBLA DE SANTA CRUZ, 143 municipio de SANTA CRUZ DE TENERIFE , y ha cumplido las obligaciones derivadas de su participación en el proyecto de formación profesional dual en el curso escolar 2023/2024, en lo relativo a cumplimiento de horarios y calendario. Asimismo, declara bajo su responsabilidad que los datos incorporados al presente documento son veraces, y que conoce que la falsedad, inexactitud u omisión de carácter esencia, conllevará las responsabilidades establecidas en la legislación vigente.</text:p>
          </table:table-cell>
          <table:covered-table-cell table:number-columns-repeated="7"/>
          <table:table-cell table:number-columns-repeated="16376" table:style-name="ce1"/>
        </table:table-row>
        <table:table-row table:style-name="ro12">
          <table:table-cell office:value-type="string" table:style-name="ce18">
            <text:p>NOMBRE Y APELLIDOS DEL ALUMNO/A</text:p>
          </table:table-cell>
          <table:table-cell office:value-type="string" table:number-columns-spanned="5" table:number-rows-spanned="1" table:content-validation-name="val6" table:style-name="ce37">
            <text:p>César Osvaldo Matelat Borneo</text:p>
          </table:table-cell>
          <table:covered-table-cell table:number-columns-repeated="4"/>
          <table:table-cell office:value-type="string" table:style-name="ce19">
            <text:p>DNI / NIE</text:p>
          </table:table-cell>
          <table:table-cell office:value-type="float" office:value="0" table:formula="of:=VLOOKUP([.B7];INDIRECT(COM.MICROSOFT.CONCAT(&quot;'GRUPO F.P. DUAL'.A11:D&quot;;COUNTA(INDIRECT(&quot;'GRUPO F.P. DUAL'.A:A&quot;))+7));4;0)" table:style-name="ce20">
            <text:p>#¡REF!</text:p>
          </table:table-cell>
          <table:table-cell table:number-columns-repeated="16376" table:style-name="ce1"/>
        </table:table-row>
        <table:table-row table:style-name="ro13">
          <table:table-cell office:value-type="string" table:style-name="ce18">
            <text:p>NOMBRE EMPRESA</text:p>
          </table:table-cell>
          <table:table-cell office:value-type="string" table:number-columns-spanned="5" table:number-rows-spanned="1" table:content-validation-name="val7" table:style-name="ce38">
            <text:p>LABERIT CANARIAS S.L.</text:p>
          </table:table-cell>
          <table:covered-table-cell table:number-columns-repeated="4"/>
          <table:table-cell office:value-type="string" table:style-name="ce19">
            <text:p>CIF / NIF</text:p>
          </table:table-cell>
          <table:table-cell office:value-type="float" office:value="0" table:formula="of:=VLOOKUP([.B8];INDIRECT(COM.MICROSOFT.CONCAT(&quot;'EMPRESAS F.P. DUAL'.A8:B&quot;;COUNTA(INDIRECT(&quot;'EMPRESAS F.P. DUAL'.A:A&quot;))+4));2;0)" table:style-name="ce20">
            <text:p>#¡REF!</text:p>
          </table:table-cell>
          <table:table-cell table:number-columns-repeated="16376" table:style-name="ce1"/>
        </table:table-row>
        <table:table-row table:style-name="ro14">
          <table:table-cell office:value-type="string" table:number-columns-spanned="3" table:number-rows-spanned="1" table:style-name="ce39">
            <text:p><text:span text:style-name="T8">Fecha asistencia</text:span><text:span text:style-name="T8"/></text:p>
            <text:p><text:span text:style-name="T9">(Obligatorio utilizar desplegable)</text:span></text:p>
          </table:table-cell>
          <table:covered-table-cell table:number-columns-repeated="2"/>
          <table:table-cell office:value-type="string" table:style-name="ce21">
            <text:p>Hora comienzo<text:s/><text:span text:style-name="T10">(Obligatorio utilizar desplegable)</text:span></text:p>
          </table:table-cell>
          <table:table-cell office:value-type="string" table:style-name="ce21">
            <text:p>Hora finalización<text:s/><text:span text:style-name="T10">(Obligatorio utilizar desplegable)</text:span></text:p>
          </table:table-cell>
          <table:table-cell office:value-type="string" table:number-columns-spanned="3" table:number-rows-spanned="1" table:style-name="ce40">
            <text:p>N.º horas <text:s/>realizadas en la empresa. [CÁLCULO AUTOMÁTICO]</text:p>
          </table:table-cell>
          <table:covered-table-cell table:number-columns-repeated="2"/>
          <table:table-cell table:number-columns-repeated="16376" table:style-name="ce1"/>
        </table:table-row>
        <table:table-row table:style-name="ro15">
          <table:table-cell office:value-type="string" table:style-name="ce22">
            <text:p>DD</text:p>
          </table:table-cell>
          <table:table-cell office:value-type="string" table:style-name="ce23">
            <text:p>MM</text:p>
          </table:table-cell>
          <table:table-cell office:value-type="string" table:style-name="ce23">
            <text:p>AAAA</text:p>
          </table:table-cell>
          <table:table-cell office:value-type="string" table:style-name="ce24">
            <text:p>HH:MM</text:p>
          </table:table-cell>
          <table:table-cell office:value-type="string" table:style-name="ce24">
            <text:p>HH:MM</text:p>
          </table:table-cell>
          <table:table-cell office:value-type="string" table:number-columns-spanned="3" table:number-rows-spanned="1" table:style-name="ce41">
            <text:p>Duración (HH:MM)<text:s/><text:span text:style-name="T8">[CÁLCULO AUTOMÁTICO]</text:span>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string" table:content-validation-name="val5" table:style-name="ce25">
            <text:p>07</text:p>
          </table:table-cell>
          <table:table-cell office:value-type="string" table:content-validation-name="val8" table:style-name="ce26">
            <text:p>03</text:p>
          </table:table-cell>
          <table:table-cell office:value-type="float" office:value="2024" table:content-validation-name="val9" table:style-name="ce27">
            <text:p>2024</text:p>
          </table:table-cell>
          <table:table-cell office:value-type="time" office:time-value="PT8H0M0S" table:style-name="ce28">
            <text:p>08:00</text:p>
          </table:table-cell>
          <table:table-cell office:value-type="time" office:time-value="PT14H0M0S" table:style-name="ce28">
            <text:p>14:00</text:p>
          </table:table-cell>
          <table:table-cell office:value-type="time" office:time-value="PT6H0M0S" table:number-columns-spanned="3" table:number-rows-spanned="1" table:style-name="ce42">
            <text:p>06:00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string" table:content-validation-name="val5" table:style-name="ce25">
            <text:p>08</text:p>
          </table:table-cell>
          <table:table-cell office:value-type="string" table:content-validation-name="val8" table:style-name="ce26">
            <text:p>03</text:p>
          </table:table-cell>
          <table:table-cell office:value-type="float" office:value="2024" table:content-validation-name="val9" table:style-name="ce27">
            <text:p>2024</text:p>
          </table:table-cell>
          <table:table-cell office:value-type="time" office:time-value="PT8H0M0S" table:style-name="ce28">
            <text:p>08:00</text:p>
          </table:table-cell>
          <table:table-cell office:value-type="time" office:time-value="PT14H0M0S" table:style-name="ce28">
            <text:p>14:00</text:p>
          </table:table-cell>
          <table:table-cell office:value-type="time" office:time-value="PT6H0M0S" table:number-columns-spanned="3" table:number-rows-spanned="1" table:style-name="ce42">
            <text:p>06:00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string" table:content-validation-name="val5" table:style-name="ce25">
            <text:p>11</text:p>
          </table:table-cell>
          <table:table-cell office:value-type="string" table:content-validation-name="val8" table:style-name="ce26">
            <text:p>03</text:p>
          </table:table-cell>
          <table:table-cell office:value-type="float" office:value="2024" table:content-validation-name="val9" table:style-name="ce27">
            <text:p>2024</text:p>
          </table:table-cell>
          <table:table-cell office:value-type="time" office:time-value="PT8H0M0S" table:style-name="ce28">
            <text:p>08:00</text:p>
          </table:table-cell>
          <table:table-cell office:value-type="time" office:time-value="PT14H0M0S" table:style-name="ce28">
            <text:p>14:00</text:p>
          </table:table-cell>
          <table:table-cell office:value-type="time" office:time-value="PT6H0M0S" table:number-columns-spanned="3" table:number-rows-spanned="1" table:style-name="ce42">
            <text:p>06:00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string" table:content-validation-name="val5" table:style-name="ce25">
            <text:p>12</text:p>
          </table:table-cell>
          <table:table-cell office:value-type="string" table:content-validation-name="val8" table:style-name="ce26">
            <text:p>03</text:p>
          </table:table-cell>
          <table:table-cell office:value-type="float" office:value="2024" table:content-validation-name="val9" table:style-name="ce27">
            <text:p>2024</text:p>
          </table:table-cell>
          <table:table-cell office:value-type="time" office:time-value="PT8H0M0S" table:style-name="ce28">
            <text:p>08:00</text:p>
          </table:table-cell>
          <table:table-cell office:value-type="time" office:time-value="PT14H0M0S" table:style-name="ce28">
            <text:p>14:00</text:p>
          </table:table-cell>
          <table:table-cell office:value-type="time" office:time-value="PT6H0M0S" table:number-columns-spanned="3" table:number-rows-spanned="1" table:style-name="ce42">
            <text:p>06:00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string" table:content-validation-name="val5" table:style-name="ce25">
            <text:p>13</text:p>
          </table:table-cell>
          <table:table-cell office:value-type="string" table:content-validation-name="val8" table:style-name="ce26">
            <text:p>03</text:p>
          </table:table-cell>
          <table:table-cell office:value-type="float" office:value="2024" table:content-validation-name="val9" table:style-name="ce27">
            <text:p>2024</text:p>
          </table:table-cell>
          <table:table-cell office:value-type="time" office:time-value="PT8H0M0S" table:style-name="ce28">
            <text:p>08:00</text:p>
          </table:table-cell>
          <table:table-cell office:value-type="time" office:time-value="PT14H0M0S" table:style-name="ce28">
            <text:p>14:00</text:p>
          </table:table-cell>
          <table:table-cell office:value-type="time" office:time-value="PT6H0M0S" table:number-columns-spanned="3" table:number-rows-spanned="1" table:style-name="ce42">
            <text:p>06:00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string" table:content-validation-name="val5" table:style-name="ce25">
            <text:p>18</text:p>
          </table:table-cell>
          <table:table-cell office:value-type="string" table:content-validation-name="val8" table:style-name="ce26">
            <text:p>03</text:p>
          </table:table-cell>
          <table:table-cell office:value-type="float" office:value="2024" table:content-validation-name="val9" table:style-name="ce27">
            <text:p>2024</text:p>
          </table:table-cell>
          <table:table-cell office:value-type="time" office:time-value="PT8H0M0S" table:style-name="ce28">
            <text:p>08:00</text:p>
          </table:table-cell>
          <table:table-cell office:value-type="time" office:time-value="PT14H0M0S" table:style-name="ce28">
            <text:p>14:00</text:p>
          </table:table-cell>
          <table:table-cell office:value-type="time" office:time-value="PT6H0M0S" table:number-columns-spanned="3" table:number-rows-spanned="1" table:style-name="ce42">
            <text:p>06:00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string" table:content-validation-name="val5" table:style-name="ce25">
            <text:p>19</text:p>
          </table:table-cell>
          <table:table-cell office:value-type="string" table:content-validation-name="val8" table:style-name="ce26">
            <text:p>03</text:p>
          </table:table-cell>
          <table:table-cell office:value-type="float" office:value="2024" table:content-validation-name="val9" table:style-name="ce27">
            <text:p>2024</text:p>
          </table:table-cell>
          <table:table-cell office:value-type="time" office:time-value="PT8H0M0S" table:style-name="ce28">
            <text:p>08:00</text:p>
          </table:table-cell>
          <table:table-cell office:value-type="time" office:time-value="PT14H0M0S" table:style-name="ce28">
            <text:p>14:00</text:p>
          </table:table-cell>
          <table:table-cell office:value-type="time" office:time-value="PT6H0M0S" table:number-columns-spanned="3" table:number-rows-spanned="1" table:style-name="ce42">
            <text:p>06:00</text:p>
          </table:table-cell>
          <table:covered-table-cell table:number-columns-repeated="2"/>
          <table:table-cell table:number-columns-repeated="16376"/>
        </table:table-row>
        <table:table-row table:style-name="ro1">
          <table:table-cell office:value-type="string" table:content-validation-name="val5" table:style-name="ce25">
            <text:p>20</text:p>
          </table:table-cell>
          <table:table-cell office:value-type="string" table:content-validation-name="val8" table:style-name="ce26">
            <text:p>03</text:p>
          </table:table-cell>
          <table:table-cell office:value-type="float" office:value="2024" table:content-validation-name="val9" table:style-name="ce27">
            <text:p>2024</text:p>
          </table:table-cell>
          <table:table-cell office:value-type="time" office:time-value="PT8H0M0S" table:style-name="ce28">
            <text:p>08:00</text:p>
          </table:table-cell>
          <table:table-cell office:value-type="time" office:time-value="PT14H0M0S" table:style-name="ce28">
            <text:p>14:00</text:p>
          </table:table-cell>
          <table:table-cell office:value-type="time" office:time-value="PT6H0M0S" table:number-columns-spanned="3" table:number-rows-spanned="1" table:style-name="ce42">
            <text:p>06:00</text:p>
          </table:table-cell>
          <table:covered-table-cell table:number-columns-repeated="2"/>
          <table:table-cell table:number-columns-repeated="16376"/>
        </table:table-row>
        <table:table-row table:style-name="ro1">
          <table:table-cell office:value-type="string" table:content-validation-name="val5" table:style-name="ce25">
            <text:p>21</text:p>
          </table:table-cell>
          <table:table-cell office:value-type="string" table:content-validation-name="val8" table:style-name="ce26">
            <text:p>03</text:p>
          </table:table-cell>
          <table:table-cell office:value-type="float" office:value="2024" table:content-validation-name="val9" table:style-name="ce27">
            <text:p>2024</text:p>
          </table:table-cell>
          <table:table-cell office:value-type="time" office:time-value="PT8H0M0S" table:style-name="ce28">
            <text:p>08:00</text:p>
          </table:table-cell>
          <table:table-cell office:value-type="time" office:time-value="PT14H0M0S" table:style-name="ce28">
            <text:p>14:00</text:p>
          </table:table-cell>
          <table:table-cell office:value-type="time" office:time-value="PT6H0M0S" table:number-columns-spanned="3" table:number-rows-spanned="1" table:style-name="ce42">
            <text:p>06:00</text:p>
          </table:table-cell>
          <table:covered-table-cell table:number-columns-repeated="2"/>
          <table:table-cell table:number-columns-repeated="16376"/>
        </table:table-row>
        <table:table-row table:style-name="ro1">
          <table:table-cell office:value-type="string" table:content-validation-name="val5" table:style-name="ce25">
            <text:p>22</text:p>
          </table:table-cell>
          <table:table-cell office:value-type="string" table:content-validation-name="val8" table:style-name="ce26">
            <text:p>03</text:p>
          </table:table-cell>
          <table:table-cell office:value-type="float" office:value="2024" table:content-validation-name="val9" table:style-name="ce27">
            <text:p>2024</text:p>
          </table:table-cell>
          <table:table-cell office:value-type="time" office:time-value="PT8H0M0S" table:style-name="ce28">
            <text:p>08:00</text:p>
          </table:table-cell>
          <table:table-cell office:value-type="time" office:time-value="PT14H0M0S" table:style-name="ce28">
            <text:p>14:00</text:p>
          </table:table-cell>
          <table:table-cell office:value-type="time" office:time-value="PT6H0M0S" table:number-columns-spanned="3" table:number-rows-spanned="1" table:style-name="ce42">
            <text:p>06:00</text:p>
          </table:table-cell>
          <table:covered-table-cell table:number-columns-repeated="2"/>
          <table:table-cell table:number-columns-repeated="16376"/>
        </table:table-row>
        <table:table-row table:style-name="ro1">
          <table:table-cell office:value-type="string" table:content-validation-name="val5" table:style-name="ce25">
            <text:p>01</text:p>
          </table:table-cell>
          <table:table-cell office:value-type="string" table:content-validation-name="val8" table:style-name="ce26">
            <text:p>04</text:p>
          </table:table-cell>
          <table:table-cell office:value-type="float" office:value="2024" table:content-validation-name="val9" table:style-name="ce27">
            <text:p>2024</text:p>
          </table:table-cell>
          <table:table-cell office:value-type="time" office:time-value="PT8H0M0S" table:style-name="ce28">
            <text:p>08:00</text:p>
          </table:table-cell>
          <table:table-cell office:value-type="time" office:time-value="PT14H0M0S" table:style-name="ce28">
            <text:p>14:00</text:p>
          </table:table-cell>
          <table:table-cell office:value-type="time" office:time-value="PT6H0M0S" table:number-columns-spanned="3" table:number-rows-spanned="1" table:style-name="ce42">
            <text:p>06:00</text:p>
          </table:table-cell>
          <table:covered-table-cell table:number-columns-repeated="2"/>
          <table:table-cell table:number-columns-repeated="16376"/>
        </table:table-row>
        <table:table-row table:style-name="ro1">
          <table:table-cell office:value-type="string" table:content-validation-name="val5" table:style-name="ce25">
            <text:p>02</text:p>
          </table:table-cell>
          <table:table-cell office:value-type="string" table:content-validation-name="val8" table:style-name="ce26">
            <text:p>04</text:p>
          </table:table-cell>
          <table:table-cell office:value-type="float" office:value="2024" table:content-validation-name="val9" table:style-name="ce27">
            <text:p>2024</text:p>
          </table:table-cell>
          <table:table-cell office:value-type="time" office:time-value="PT8H0M0S" table:style-name="ce28">
            <text:p>08:00</text:p>
          </table:table-cell>
          <table:table-cell office:value-type="time" office:time-value="PT14H0M0S" table:style-name="ce28">
            <text:p>14:00</text:p>
          </table:table-cell>
          <table:table-cell office:value-type="time" office:time-value="PT6H0M0S" table:number-columns-spanned="3" table:number-rows-spanned="1" table:style-name="ce42">
            <text:p>06:00</text:p>
          </table:table-cell>
          <table:covered-table-cell table:number-columns-repeated="2"/>
          <table:table-cell table:number-columns-repeated="16376"/>
        </table:table-row>
        <table:table-row table:style-name="ro1">
          <table:table-cell office:value-type="string" table:content-validation-name="val5" table:style-name="ce25">
            <text:p>03</text:p>
          </table:table-cell>
          <table:table-cell office:value-type="string" table:content-validation-name="val8" table:style-name="ce26">
            <text:p>04</text:p>
          </table:table-cell>
          <table:table-cell office:value-type="float" office:value="2024" table:content-validation-name="val9" table:style-name="ce27">
            <text:p>2024</text:p>
          </table:table-cell>
          <table:table-cell office:value-type="time" office:time-value="PT8H0M0S" table:style-name="ce28">
            <text:p>08:00</text:p>
          </table:table-cell>
          <table:table-cell office:value-type="time" office:time-value="PT14H0M0S" table:style-name="ce28">
            <text:p>14:00</text:p>
          </table:table-cell>
          <table:table-cell office:value-type="time" office:time-value="PT6H0M0S" table:number-columns-spanned="3" table:number-rows-spanned="1" table:style-name="ce42">
            <text:p>06:00</text:p>
          </table:table-cell>
          <table:covered-table-cell table:number-columns-repeated="2"/>
          <table:table-cell table:number-columns-repeated="16376"/>
        </table:table-row>
        <table:table-row table:style-name="ro1">
          <table:table-cell office:value-type="string" table:content-validation-name="val5" table:style-name="ce25">
            <text:p>04</text:p>
          </table:table-cell>
          <table:table-cell office:value-type="string" table:content-validation-name="val8" table:style-name="ce26">
            <text:p>04</text:p>
          </table:table-cell>
          <table:table-cell office:value-type="float" office:value="2024" table:content-validation-name="val9" table:style-name="ce27">
            <text:p>2024</text:p>
          </table:table-cell>
          <table:table-cell office:value-type="time" office:time-value="PT8H0M0S" table:style-name="ce28">
            <text:p>08:00</text:p>
          </table:table-cell>
          <table:table-cell office:value-type="time" office:time-value="PT14H0M0S" table:style-name="ce28">
            <text:p>14:00</text:p>
          </table:table-cell>
          <table:table-cell office:value-type="time" office:time-value="PT6H0M0S" table:number-columns-spanned="3" table:number-rows-spanned="1" table:style-name="ce42">
            <text:p>06:00</text:p>
          </table:table-cell>
          <table:covered-table-cell table:number-columns-repeated="2"/>
          <table:table-cell table:number-columns-repeated="16376"/>
        </table:table-row>
        <table:table-row table:style-name="ro1">
          <table:table-cell office:value-type="string" table:content-validation-name="val5" table:style-name="ce25">
            <text:p>05</text:p>
          </table:table-cell>
          <table:table-cell office:value-type="string" table:content-validation-name="val8" table:style-name="ce26">
            <text:p>04</text:p>
          </table:table-cell>
          <table:table-cell office:value-type="float" office:value="2024" table:content-validation-name="val9" table:style-name="ce27">
            <text:p>2024</text:p>
          </table:table-cell>
          <table:table-cell office:value-type="time" office:time-value="PT8H0M0S" table:style-name="ce28">
            <text:p>08:00</text:p>
          </table:table-cell>
          <table:table-cell office:value-type="time" office:time-value="PT14H0M0S" table:style-name="ce28">
            <text:p>14:00</text:p>
          </table:table-cell>
          <table:table-cell office:value-type="time" office:time-value="PT6H0M0S" table:number-columns-spanned="3" table:number-rows-spanned="1" table:style-name="ce42">
            <text:p>06:00</text:p>
          </table:table-cell>
          <table:covered-table-cell table:number-columns-repeated="2"/>
          <table:table-cell table:number-columns-repeated="16376"/>
        </table:table-row>
        <table:table-row table:style-name="ro1">
          <table:table-cell office:value-type="string" table:content-validation-name="val5" table:style-name="ce25">
            <text:p>08</text:p>
          </table:table-cell>
          <table:table-cell office:value-type="string" table:content-validation-name="val8" table:style-name="ce26">
            <text:p>04</text:p>
          </table:table-cell>
          <table:table-cell office:value-type="float" office:value="2024" table:content-validation-name="val9" table:style-name="ce27">
            <text:p>2024</text:p>
          </table:table-cell>
          <table:table-cell office:value-type="time" office:time-value="PT8H0M0S" table:style-name="ce28">
            <text:p>08:00</text:p>
          </table:table-cell>
          <table:table-cell office:value-type="time" office:time-value="PT14H0M0S" table:style-name="ce28">
            <text:p>14:00</text:p>
          </table:table-cell>
          <table:table-cell office:value-type="time" office:time-value="PT6H0M0S" table:number-columns-spanned="3" table:number-rows-spanned="1" table:style-name="ce42">
            <text:p>06:00</text:p>
          </table:table-cell>
          <table:covered-table-cell table:number-columns-repeated="2"/>
          <table:table-cell table:number-columns-repeated="16376"/>
        </table:table-row>
        <table:table-row table:number-rows-repeated="6" table:style-name="ro1">
          <table:table-cell table:number-columns-repeated="16384" table:style-name="ce1"/>
        </table:table-row>
        <table:table-row table:number-rows-repeated="282" table:style-name="ro1">
          <table:table-cell table:number-columns-repeated="16384"/>
        </table:table-row>
        <table:table-row table:style-name="ro16">
          <table:table-cell office:value-type="string" table:number-columns-spanned="5" table:number-rows-spanned="1" table:content-validation-name="val3" table:style-name="ce43">
            <text:p>Total tiempo computado [CÁLCULO AUTOMÁTICO]</text:p>
          </table:table-cell>
          <table:covered-table-cell table:number-columns-repeated="4"/>
          <table:table-cell office:value-type="time" office:time-value="PT96H0M0S" table:formula="of:=SUM(INDIRECT(COM.MICROSOFT.CONCAT(&quot;F11:F&quot;;COUNTA(INDIRECT(&quot;A:A&quot;))-2)))" table:number-columns-spanned="3" table:number-rows-spanned="1" table:style-name="ce44">
            <text:p>96:00:00</text:p>
          </table:table-cell>
          <table:covered-table-cell table:number-columns-repeated="2"/>
          <table:table-cell table:number-columns-repeated="16376" table:style-name="ce1"/>
        </table:table-row>
        <table:table-row table:style-name="ro17">
          <table:table-cell office:value-type="string" table:number-columns-spanned="5" table:number-rows-spanned="1" table:content-validation-name="val3" table:style-name="ce45">
            <text:p>N.º TOTAL DE HORAS DE FORMACIÓN EN ESTA EMPRESA / ORGANISMO EQUIPARADO</text:p>
          </table:table-cell>
          <table:covered-table-cell table:number-columns-repeated="4"/>
          <table:table-cell office:value-type="float" office:value="96" table:formula="of:=TRUNC([.F315]*24)" table:number-columns-spanned="3" table:number-rows-spanned="1" table:style-name="ce46">
            <text:p>96</text:p>
          </table:table-cell>
          <table:covered-table-cell table:number-columns-repeated="2"/>
          <table:table-cell table:number-columns-repeated="16376" table:style-name="ce1"/>
        </table:table-row>
        <table:table-row table:style-name="ro18">
          <table:table-cell office:value-type="string" table:number-columns-spanned="5" table:number-rows-spanned="1" table:style-name="ce47">
            <text:p>El alumno/a ha concluido su estancia formativa en esta empresa [SI / NO]<text:s/><text:span text:style-name="T12">(Obligatorio utilizar desplegable)</text:span>:</text:p>
          </table:table-cell>
          <table:covered-table-cell table:number-columns-repeated="4"/>
          <table:table-cell office:value-type="string" table:number-columns-spanned="3" table:number-rows-spanned="1" table:content-validation-name="val4" table:style-name="ce48">
            <text:p>SI</text:p>
          </table:table-cell>
          <table:covered-table-cell table:number-columns-repeated="2"/>
          <table:table-cell table:style-name="ce29"/>
          <table:table-cell table:style-name="ce30"/>
          <table:table-cell table:number-columns-repeated="2" table:style-name="ce29"/>
          <table:table-cell table:number-columns-repeated="16372"/>
        </table:table-row>
        <table:table-row table:style-name="ro18">
          <table:table-cell office:value-type="string" table:number-columns-spanned="5" table:number-rows-spanned="1" table:style-name="ce49">
            <text:p><text:span text:style-name="T2">En caso de marcar<text:s/></text:span><text:span text:style-name="T13">NO</text:span><text:span text:style-name="T2"><text:s/>en la fila anterior: El alumno/a aporta documentación acreditativa de circunstancias de salud inhabilitantes<text:s/></text:span><text:span text:style-name="T14">(Obligatorio utilizar desplegable)</text:span></text:p>
          </table:table-cell>
          <table:covered-table-cell table:number-columns-repeated="4"/>
          <table:table-cell office:value-type="string" table:number-columns-spanned="3" table:number-rows-spanned="1" table:style-name="ce48">
            <text:p>NO APLICA</text:p>
          </table:table-cell>
          <table:covered-table-cell table:number-columns-repeated="2"/>
          <table:table-cell table:style-name="ce29"/>
          <table:table-cell table:style-name="ce30"/>
          <table:table-cell table:number-columns-repeated="2" table:style-name="ce29"/>
          <table:table-cell table:number-columns-repeated="16372"/>
        </table:table-row>
        <table:table-row table:style-name="ro1">
          <table:table-cell office:value-type="string" table:number-columns-spanned="8" table:number-rows-spanned="1" table:style-name="ce50">
            <text:p>En………………... (localidad)……………………………………………………………………………………………….……………. a…. de ………………………..…. de 20.…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table:number-columns-repeated="9" table:style-name="ce1"/>
          <table:table-cell table:style-name="ce31"/>
          <table:table-cell table:number-columns-repeated="16374" table:style-name="ce1"/>
        </table:table-row>
        <table:table-row table:number-rows-repeated="2" table:style-name="ro1">
          <table:table-cell table:style-name="ce32"/>
          <table:table-cell table:number-columns-repeated="3" table:style-name="ce1"/>
          <table:table-cell table:number-columns-repeated="16380"/>
        </table:table-row>
        <table:table-row table:style-name="ro1">
          <table:table-cell table:number-columns-repeated="2" table:style-name="ce1"/>
          <table:table-cell table:style-name="ce33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table:style-name="ce33"/>
          <table:table-cell table:number-columns-repeated="16381"/>
        </table:table-row>
        <table:table-row table:number-rows-repeated="10482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ArialMT" svg:font-family="ArialMT"/>
    <style:font-face style:name="Times New Roman" svg:font-family="&quot;Times New Roman&quot;"/>
    <style:font-face style:name="Calibri1" svg:font-family="Calibri1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time-style style:name="N36">
      <number:hours number:style="long"/>
      <number:text>:</number:text>
      <number:minutes number:style="long"/>
    </number:time-style>
    <number:time-style style:name="N37" number:truncate-on-overflow="false">
      <number:hours/>
      <number:text>:</number:text>
      <number:minutes number:style="long"/>
      <number:text>:</number:text>
      <number:seconds number:style="long"/>
    </number:time-style>
    <style:style style:name="Accent" style:family="table-cell" style:data-style-name="N0"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Error" style:family="table-cell" style:data-style-name="N0">
      <style:table-cell-properties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fo:background-color="#CCFFCC"/>
      <style:text-properties fo:color="#006600"/>
    </style:style>
    <style:style style:name="Heading" style:family="table-cell" style:data-style-name="N0"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ext-properties fo:color="#0000EE" style:text-underline-style="solid" style:text-underline-type="single"/>
    </style:style>
    <style:style style:name="Neutral" style:family="table-cell" style:data-style-name="N0">
      <style:table-cell-properties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fo:background-color="#FFFFCC"/>
      <style:text-properties fo:color="#333333"/>
    </style:style>
    <style:style style:name="Result" style:family="table-cell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/>
    <style:style style:name="Text" style:family="table-cell" style:data-style-name="N0"/>
    <style:style style:name="Warning" style:family="table-cell" style:data-style-name="N0">
      <style:text-properties fo:color="#CC0000"/>
    </style:style>
  </office:styles>
  <office:automatic-styles>
    <style:page-layout style:name="pm1">
      <style:page-layout-properties fo:margin-top="0.165354330708661in" fo:margin-bottom="0in" fo:margin-left="0.393700787401575in" fo:margin-right="0.393700787401575in" style:print-orientation="portrait" style:print-page-order="ltr" style:first-page-number="1" style:scale-to="100%" style:table-centering="none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59015748031496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511</meta:generator>
    <dc:title/>
    <dc:description/>
    <dc:subject/>
    <meta:initial-creator/>
    <dc:creator>César Osvaldo Matelat Borneo</dc:creator>
    <meta:creation-date>2023-11-27T10:48:18Z</meta:creation-date>
    <dc:date>2024-03-18T12:10:21Z</dc:date>
    <meta:editing-cycles>18</meta:editing-cycles>
    <meta:user-defined meta:name="ProgId">Excel.Sheet</meta:user-defined>
  </office:meta>
</office:document-meta>
</file>